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 style:font-charset="x-symbol"/>
    <style:font-face style:name="Arial2" svg:font-family="Arial" style:font-family-generic="swiss" style:font-pitch="variable" style:font-charset="x-symbol"/>
    <style:font-face style:name="BKM-cmtt12" svg:font-family="BKM-cmtt12" style:font-family-generic="swiss" style:font-pitch="variable" style:font-charset="x-symbol"/>
    <style:font-face style:name="BKM-cmtt121" svg:font-family="BKM-cmtt12" style:font-adornments="Fett" style:font-family-generic="swiss" style:font-pitch="variable" style:font-charset="x-symbol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bottom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fit-to-size="false" fo:min-height="0.6cm" fo:padding-top="0cm" fo:padding-bottom="0cm" fo:padding-left="0cm" fo:padding-right="0cm"/>
    </style:style>
    <style:style style:name="gr4" style:family="graphic" style:parent-style-name="standard" style:list-style-name="L1">
      <style:graphic-properties svg:stroke-width="0.05cm" draw:marker-start-width="0.275cm" draw:marker-end-width="0.275cm" draw:fill="solid" draw:fill-color="#ffffff" draw:textarea-horizontal-align="justify" draw:textarea-vertical-align="bottom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draw:marker-start-width="0.275cm" draw:marker-end-width="0.275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fit-to-size="false" fo:min-height="0.6cm" fo:padding-top="0cm" fo:padding-bottom="0cm" fo:padding-left="0cm" fo:padding-right="0cm"/>
    </style:style>
    <style:style style:name="gr7" style:family="graphic" style:parent-style-name="objectwithoutfill">
      <style:graphic-properties draw:stroke="solid" svg:stroke-width="0.05cm" svg:stroke-color="#000000" draw:marker-end="Arrow" draw:marker-end-width="0.3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gestrichelt2_20__28_variabel_29_" svg:stroke-width="0.05cm" draw:marker-start-width="0.275cm" draw:marker-end-width="0.275cm" draw:fill="solid" draw:fill-color="#ffffff" draw:textarea-horizontal-align="justify" draw:textarea-vertical-align="bottom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gestrichelt2_20__28_variabel_29_" svg:stroke-width="0.05cm" draw:marker-start-width="0.08cm" draw:marker-end="Arrow" draw:marker-end-width="0.3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gestrichelt2_20__28_variabel_29_" svg:stroke-width="0.05cm" draw:marker-start-width="0.155cm" draw:marker-end="Arrow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style:text-autospace="none">
        <style:tab-stops>
          <style:tab-stop style:position="1.296cm"/>
          <style:tab-stop style:position="2.593cm"/>
          <style:tab-stop style:position="3.889cm"/>
          <style:tab-stop style:position="5.186cm"/>
          <style:tab-stop style:position="6.482cm"/>
          <style:tab-stop style:position="7.779cm"/>
          <style:tab-stop style:position="9.075cm"/>
          <style:tab-stop style:position="10.372cm"/>
          <style:tab-stop style:position="11.668cm"/>
          <style:tab-stop style:position="12.965cm"/>
          <style:tab-stop style:position="14.261cm"/>
          <style:tab-stop style:position="15.558cm"/>
          <style:tab-stop style:position="16.854cm"/>
          <style:tab-stop style:position="18.15cm"/>
          <style:tab-stop style:position="19.447cm"/>
          <style:tab-stop style:position="20.743cm"/>
          <style:tab-stop style:position="22.04cm"/>
          <style:tab-stop style:position="23.336cm"/>
          <style:tab-stop style:position="24.633cm"/>
          <style:tab-stop style:position="25.929cm"/>
          <style:tab-stop style:position="27.226cm"/>
          <style:tab-stop style:position="28.522cm"/>
          <style:tab-stop style:position="29.819cm"/>
          <style:tab-stop style:position="31.115cm"/>
          <style:tab-stop style:position="32.411cm"/>
          <style:tab-stop style:position="33.708cm"/>
          <style:tab-stop style:position="35.004cm"/>
          <style:tab-stop style:position="36.301cm"/>
          <style:tab-stop style:position="37.597cm"/>
          <style:tab-stop style:position="38.894cm"/>
          <style:tab-stop style:position="40.19cm"/>
          <style:tab-stop style:position="41.487cm"/>
        </style:tab-stops>
      </style:paragraph-properties>
      <style:text-properties fo:font-style="normal" fo:font-weight="normal"/>
    </style:style>
    <style:style style:name="P4" style:family="paragraph">
      <style:paragraph-properties style:text-autospace="none">
        <style:tab-stops>
          <style:tab-stop style:position="1.296cm"/>
          <style:tab-stop style:position="2.593cm"/>
          <style:tab-stop style:position="3.889cm"/>
          <style:tab-stop style:position="5.186cm"/>
          <style:tab-stop style:position="6.482cm"/>
          <style:tab-stop style:position="7.779cm"/>
          <style:tab-stop style:position="9.075cm"/>
          <style:tab-stop style:position="10.372cm"/>
          <style:tab-stop style:position="11.668cm"/>
          <style:tab-stop style:position="12.965cm"/>
          <style:tab-stop style:position="14.261cm"/>
          <style:tab-stop style:position="15.558cm"/>
          <style:tab-stop style:position="16.854cm"/>
          <style:tab-stop style:position="18.15cm"/>
          <style:tab-stop style:position="19.447cm"/>
          <style:tab-stop style:position="20.743cm"/>
          <style:tab-stop style:position="22.04cm"/>
          <style:tab-stop style:position="23.336cm"/>
          <style:tab-stop style:position="24.633cm"/>
          <style:tab-stop style:position="25.929cm"/>
          <style:tab-stop style:position="27.226cm"/>
          <style:tab-stop style:position="28.522cm"/>
          <style:tab-stop style:position="29.819cm"/>
          <style:tab-stop style:position="31.115cm"/>
          <style:tab-stop style:position="32.411cm"/>
          <style:tab-stop style:position="33.708cm"/>
          <style:tab-stop style:position="35.004cm"/>
          <style:tab-stop style:position="36.301cm"/>
          <style:tab-stop style:position="37.597cm"/>
          <style:tab-stop style:position="38.894cm"/>
          <style:tab-stop style:position="40.19cm"/>
          <style:tab-stop style:position="41.487cm"/>
        </style:tab-stops>
      </style:paragraph-properties>
      <style:text-properties style:font-name="BKM-cmtt121" fo:font-size="10pt" fo:font-style="normal" fo:font-weight="normal" style:font-name-asian="Courier New1" style:font-size-asian="9pt" style:font-weight-asian="bold" style:font-name-complex="Courier New1" style:font-size-complex="9pt" style:font-weight-complex="bold"/>
    </style:style>
    <style:style style:name="P5" style:family="paragraph">
      <style:paragraph-properties fo:text-align="center"/>
      <style:text-properties style:font-name="Arial" fo:font-size="18pt" style:letter-kerning="true" style:font-name-asian="Microsoft YaHei" style:font-size-asian="18pt" style:font-name-complex="Mangal" style:font-size-complex="18pt"/>
    </style:style>
    <style:style style:name="P6" style:family="paragraph">
      <style:paragraph-properties fo:text-align="center"/>
      <style:text-properties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font-name="BKM-cmtt121" fo:font-size="10pt" fo:text-shadow="none" style:text-underline-style="none" style:letter-kerning="true" style:font-name-asian="Courier New1" style:font-size-asian="9pt" style:font-style-asian="normal" style:font-weight-asian="bold" style:font-name-complex="Courier New1" style:font-size-complex="9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Arial" fo:font-size="18pt" style:letter-kerning="true" style:font-name-asian="Microsoft YaHei" style:font-size-asian="18pt" style:font-name-complex="Mangal" style:font-size-complex="18pt"/>
    </style:style>
    <style:style style:name="T4" style:family="text">
      <style:text-properties style:font-name="BKM-cmtt121" fo:font-size="10pt" style:font-name-asian="Courier New1" style:font-size-asian="9pt" style:font-weight-asian="bold" style:font-name-complex="Courier New1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4.2cm" svg:height="1.7cm" svg:x="5.9cm" svg:y="5.4cm">
          <draw:glue-point draw:id="8" svg:x="5.081cm" svg:y="-5.208cm"/>
          <draw:glue-point draw:id="9" svg:x="5cm" svg:y="-1.47cm"/>
          <draw:glue-point draw:id="10" svg:x="5cm" svg:y="1.47cm"/>
          <draw:glue-point draw:id="11" svg:x="-2.38cm" svg:y="-5cm"/>
          <draw:glue-point draw:id="12" svg:x="2.38cm" svg:y="-5cm"/>
          <draw:glue-point draw:id="13" svg:x="-2.38cm" svg:y="5cm"/>
          <draw:glue-point draw:id="14" svg:x="2.38cm" svg:y="5cm"/>
          <draw:glue-point draw:id="15" svg:x="-5cm" svg:y="1.47cm"/>
          <draw:glue-point draw:id="16" svg:x="-5cm" svg:y="-1.47cm"/>
          <draw:glue-point draw:id="17" svg:x="-1.19cm" svg:y="-5cm"/>
          <draw:glue-point draw:id="18" svg:x="1.19cm" svg:y="-5cm"/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4cm" svg:height="1.5cm" svg:x="6cm" svg:y="5.5cm">
          <text:p text:style-name="P1"><text:span text:style-name="T1">Engi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4.2cm" svg:height="0.5cm" svg:x="5.9cm" svg:y="5.5cm">
          <draw:text-box>
            <text:p text:style-name="P3"><text:span text:style-name="T2">LMT.events</text:span></text:p>
          </draw:text-box>
        </draw:frame>
        <draw:custom-shape draw:style-name="gr1" draw:text-style-name="P1" xml:id="id9" draw:id="id9" draw:layer="layout" svg:width="12cm" svg:height="3cm" svg:x="2cm" svg:y="0.5cm">
          <draw:glue-point draw:id="8" svg:x="5.081cm" svg:y="-5.208cm"/>
          <draw:glue-point draw:id="9" svg:x="5cm" svg:y="-1.666cm"/>
          <draw:glue-point draw:id="10" svg:x="5cm" svg:y="1.666cm"/>
          <draw:glue-point draw:id="11" svg:x="0.833cm" svg:y="5cm"/>
          <draw:glue-point draw:id="12" svg:x="-0.833cm" svg:y="5cm"/>
          <draw:glue-point draw:id="13" svg:x="-0.416cm" svg:y="3.333cm"/>
          <draw:glue-point draw:id="14" svg:x="0.416cm" svg:y="3.333cm"/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5" draw:id="id5" draw:layer="layout" svg:width="3cm" svg:height="1.6cm" svg:x="2.5cm" svg:y="1.4cm">
          <text:p text:style-name="P1"><text:span text:style-name="T3">inp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3cm" svg:height="1.6cm" svg:x="6.5cm" svg:y="1.4cm">
          <draw:glue-point draw:id="8" svg:x="1.666cm" svg:y="5cm"/>
          <draw:glue-point draw:id="9" svg:x="-1.666cm" svg:y="5cm"/>
          <text:p text:style-name="P1">contro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3cm" svg:height="1.6cm" svg:x="10.5cm" svg:y="1.4cm">
          <text:p text:style-name="P1">outpu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1cm" svg:height="1cm" svg:x="2.5cm" svg:y="0.5cm">
          <text:p text:style-name="P1"><text:span text:style-name="T1">User Interf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4" draw:layer="layout" svg:width="3.1cm" svg:height="0.5cm" svg:x="2.1cm" svg:y="0.5cm">
          <draw:text-box>
            <text:p text:style-name="P3"><text:span text:style-name="T2">LMT.ui</text:span></text:p>
          </draw:text-box>
        </draw:frame>
        <draw:frame draw:style-name="gr3" draw:text-style-name="P4" draw:layer="layout" svg:width="3cm" svg:height="0.5cm" svg:x="2.5cm" svg:y="1.5cm">
          <draw:text-box>
            <text:p text:style-name="P3"><text:span text:style-name="T4">LMT.ui.svg</text:span></text:p>
          </draw:text-box>
        </draw:frame>
        <draw:frame draw:style-name="gr3" draw:text-style-name="P4" draw:layer="layout" svg:width="3cm" svg:height="0.5cm" svg:x="6.5cm" svg:y="1.5cm">
          <draw:text-box>
            <text:p text:style-name="P3"><text:span text:style-name="T2">LMT.ui.html</text:span></text:p>
          </draw:text-box>
        </draw:frame>
        <draw:frame draw:style-name="gr3" draw:text-style-name="P4" draw:layer="layout" svg:width="3cm" svg:height="0.5cm" svg:x="10.5cm" svg:y="1.5cm">
          <draw:text-box>
            <text:p text:style-name="P3"><text:span text:style-name="T2">LMT.ui.out</text:span></text:p>
          </draw:text-box>
        </draw:frame>
        <draw:custom-shape draw:style-name="gr1" draw:text-style-name="P1" xml:id="id6" draw:id="id6" draw:layer="layout" svg:width="15cm" svg:height="3cm" svg:x="0.5cm" svg:y="9.1cm">
          <draw:glue-point draw:id="8" svg:x="5.081cm" svg:y="-5.208cm"/>
          <draw:glue-point draw:id="9" svg:x="5cm" svg:y="-2.5cm"/>
          <draw:glue-point draw:id="10" svg:x="5cm" svg:y="2.5cm"/>
          <draw:glue-point draw:id="11" svg:x="0.666cm" svg:y="-5cm"/>
          <draw:glue-point draw:id="12" svg:x="-0.666cm" svg:y="-5cm"/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5cm" svg:height="1cm" svg:x="0.5cm" svg:y="9cm">
          <text:p text:style-name="P1"><text:span text:style-name="T1">Application 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9cm" svg:height="1.6cm" svg:x="4.6cm" svg:y="10cm">
          <text:p text:style-name="P1">ActionStack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3.9cm" svg:height="0.5cm" svg:x="4.6cm" svg:y="10.1cm">
          <draw:text-box>
            <text:p text:style-name="P3"><text:span text:style-name="T2">LMT.actionstack</text:span></text:p>
          </draw:text-box>
        </draw:frame>
        <draw:custom-shape draw:style-name="gr2" draw:text-style-name="P1" draw:layer="layout" svg:width="3cm" svg:height="1.6cm" svg:x="1.1cm" svg:y="10cm">
          <text:p text:style-name="P1">Model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3cm" svg:height="0.5cm" svg:x="1.1cm" svg:y="10.1cm">
          <draw:text-box>
            <text:p text:style-name="P3"><text:span text:style-name="T2">LMT.model</text:span></text:p>
          </draw:text-box>
        </draw:frame>
        <draw:custom-shape draw:style-name="gr2" draw:text-style-name="P1" draw:layer="layout" svg:width="3cm" svg:height="1.6cm" svg:x="9.1cm" svg:y="10cm">
          <text:p text:style-name="P1">Setting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3cm" svg:height="0.5cm" svg:x="9.1cm" svg:y="10cm">
          <draw:text-box>
            <text:p text:style-name="P3"><text:span text:style-name="T2">LMT.settings</text:span></text:p>
          </draw:text-box>
        </draw:frame>
        <draw:frame draw:style-name="gr3" draw:text-style-name="P4" draw:layer="layout" svg:width="3cm" svg:height="0.5cm" svg:x="12.5cm" svg:y="9.6cm">
          <draw:text-box>
            <text:p text:style-name="P3"><text:span text:style-name="T2">LMT.datasource</text:span></text:p>
          </draw:text-box>
        </draw:frame>
        <draw:frame draw:style-name="gr3" draw:text-style-name="P4" draw:layer="layout" svg:width="3cm" svg:height="0.5cm" svg:x="12.5cm" svg:y="10.1cm">
          <draw:text-box>
            <text:p text:style-name="P3"><text:span text:style-name="T2">LMT.modelData</text:span></text:p>
          </draw:text-box>
        </draw:frame>
        <draw:frame draw:style-name="gr3" draw:text-style-name="P4" draw:layer="layout" svg:width="3cm" svg:height="0.5cm" svg:x="12.5cm" svg:y="10.6cm">
          <draw:text-box>
            <text:p text:style-name="P3"><text:span text:style-name="T2">LMT.simResult</text:span></text:p>
          </draw:text-box>
        </draw:frame>
        <draw:frame draw:style-name="gr3" draw:text-style-name="P4" draw:layer="layout" svg:width="3cm" svg:height="0.5cm" svg:x="12.5cm" svg:y="11.1cm">
          <draw:text-box>
            <text:p text:style-name="P3"><text:span text:style-name="T2">LMT.utils</text:span></text:p>
          </draw:text-box>
        </draw:frame>
        <draw:custom-shape draw:style-name="gr1" draw:text-style-name="P1" xml:id="id3" draw:id="id3" draw:layer="layout" svg:width="4.7cm" svg:height="1.7cm" svg:x="11.9cm" svg:y="5.4cm">
          <draw:glue-point draw:id="8" svg:x="5.081cm" svg:y="-5.208cm"/>
          <draw:glue-point draw:id="9" svg:x="5cm" svg:y="-1.47cm"/>
          <draw:glue-point draw:id="10" svg:x="5cm" svg:y="1.47cm"/>
          <draw:glue-point draw:id="11" svg:x="-2.38cm" svg:y="-5cm"/>
          <draw:glue-point draw:id="12" svg:x="2.38cm" svg:y="-5cm"/>
          <draw:glue-point draw:id="13" svg:x="-2.38cm" svg:y="5cm"/>
          <draw:glue-point draw:id="14" svg:x="2.38cm" svg:y="5cm"/>
          <draw:glue-point draw:id="15" svg:x="-5cm" svg:y="1.47cm"/>
          <draw:glue-point draw:id="16" svg:x="-5cm" svg:y="-1.47cm"/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4.5cm" svg:height="1.5cm" svg:x="12cm" svg:y="5.5cm">
          <text:p text:style-name="P1"><text:span text:style-name="T1">ComInterfa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4.6cm" svg:height="0.5cm" svg:x="11.9cm" svg:y="5.5cm">
          <draw:text-box>
            <text:p text:style-name="P3"><text:span text:style-name="T2">LMT.com</text:span></text:p>
          </draw:text-box>
        </draw:frame>
        <draw:connector draw:style-name="gr7" draw:text-style-name="P1" draw:layer="layout" draw:type="line" svg:x1="7.501cm" svg:y1="3cm" svg:x2="7.501cm" svg:y2="5.4cm" draw:start-shape="id1" draw:start-glue-point="9" draw:end-shape="id2" draw:end-glue-point="17" svg:d="m7501 3000v2400" svg:viewBox="0 0 1 2401">
          <text:p/>
        </draw:connector>
        <draw:connector draw:style-name="gr7" draw:text-style-name="P1" draw:layer="layout" draw:type="line" svg:x1="8.499cm" svg:y1="5.4cm" svg:x2="8.499cm" svg:y2="3cm" draw:start-shape="id2" draw:start-glue-point="18" draw:end-shape="id1" draw:end-glue-point="8" svg:d="m8499 5400v-2400" svg:viewBox="0 0 1 2401">
          <text:p/>
        </draw:connector>
        <draw:connector draw:style-name="gr7" draw:text-style-name="P6" draw:layer="layout" draw:type="line" svg:x1="10.1cm" svg:y1="6.001cm" svg:x2="11.9cm" svg:y2="6.001cm" draw:start-shape="id2" draw:start-glue-point="9" draw:end-shape="id3" draw:end-glue-point="16" svg:d="m10100 6001h1800" svg:viewBox="0 0 1801 1">
          <text:p/>
        </draw:connector>
        <draw:connector draw:style-name="gr7" draw:text-style-name="P1" draw:layer="layout" draw:type="line" svg:x1="11.9cm" svg:y1="6.499cm" svg:x2="10.1cm" svg:y2="6.499cm" draw:start-shape="id3" draw:start-glue-point="15" draw:end-shape="id2" draw:end-glue-point="10" svg:d="m11900 6499h-1800" svg:viewBox="0 0 1801 1">
          <text:p/>
        </draw:connector>
        <draw:connector draw:style-name="gr7" draw:text-style-name="P1" draw:layer="layout" draw:type="curve" svg:x1="8.999cm" svg:y1="5.4cm" svg:x2="12cm" svg:y2="3cm" draw:start-shape="id2" draw:start-glue-point="12" draw:end-shape="id4" draw:end-glue-point="6" svg:d="m8999 5400c0-1798 3001-599 3001-2400" svg:viewBox="0 0 3002 2401">
          <text:p/>
        </draw:connector>
        <draw:connector draw:style-name="gr7" draw:text-style-name="P1" draw:layer="layout" draw:type="curve" svg:x1="4cm" svg:y1="3cm" svg:x2="7.001cm" svg:y2="5.4cm" draw:start-shape="id5" draw:start-glue-point="6" draw:end-shape="id2" draw:end-glue-point="11" svg:d="m4000 3000c0 1801 3001 602 3001 2400" svg:viewBox="0 0 3002 2401">
          <text:p/>
        </draw:connector>
        <draw:connector draw:style-name="gr7" draw:text-style-name="P1" draw:layer="layout" draw:type="curve" svg:x1="7.001cm" svg:y1="7.1cm" svg:x2="7.001cm" svg:y2="9.1cm" draw:start-shape="id2" draw:start-glue-point="13" draw:end-shape="id6" draw:end-glue-point="12" svg:d="m7001 7100v2000" svg:viewBox="0 0 1 2001">
          <text:p/>
        </draw:connector>
        <draw:connector draw:style-name="gr7" draw:text-style-name="P1" draw:layer="layout" draw:type="curve" svg:x1="8.999cm" svg:y1="9.1cm" svg:x2="8.999cm" svg:y2="7.1cm" draw:start-shape="id6" draw:start-glue-point="11" draw:end-shape="id2" draw:end-glue-point="14" svg:d="m8999 9100v-2000" svg:viewBox="0 0 1 2001">
          <text:p/>
        </draw:connector>
        <draw:custom-shape draw:style-name="gr8" draw:text-style-name="P2" xml:id="id8" draw:id="id8" draw:layer="layout" svg:width="3cm" svg:height="1cm" svg:x="16cm" svg:y="0.501cm">
          <draw:glue-point draw:id="8" svg:x="-5cm" svg:y="-2cm"/>
          <draw:glue-point draw:id="9" svg:x="-5cm" svg:y="2cm"/>
          <draw:glue-point draw:id="10" svg:x="-3.333cm" svg:y="5cm"/>
          <text:p text:style-name="P1"><text:span text:style-name="T1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2" xml:id="id7" draw:id="id7" draw:layer="layout" svg:width="3cm" svg:height="1cm" svg:x="16cm" svg:y="3cm">
          <draw:glue-point draw:id="8" svg:x="-1.666cm" svg:y="5cm"/>
          <text:p text:style-name="P1"><text:span text:style-name="T1">Serv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" draw:layer="layout" draw:type="curve" svg:x1="16cm" svg:y1="3.5cm" svg:x2="15.368cm" svg:y2="5.4cm" draw:start-shape="id7" draw:start-glue-point="5" draw:end-shape="id3" draw:end-glue-point="12" svg:d="m16000 3500c-422 0-632 633-632 1900" svg:viewBox="0 0 633 1901">
          <text:p/>
        </draw:connector>
        <draw:connector draw:style-name="gr9" draw:text-style-name="P1" draw:layer="layout" draw:type="curve" svg:x1="16.6cm" svg:y1="6.25cm" svg:x2="17.5cm" svg:y2="4cm" draw:start-shape="id3" draw:start-glue-point="7" draw:end-shape="id7" draw:end-glue-point="6" svg:d="m16600 6250c600 0 900-750 900-2250" svg:viewBox="0 0 901 2251">
          <text:p/>
        </draw:connector>
        <draw:connector draw:style-name="gr10" draw:text-style-name="P1" draw:layer="layout" draw:type="curve" svg:x1="16cm" svg:y1="1.001cm" svg:x2="14cm" svg:y2="1.501cm" draw:start-shape="id8" draw:start-glue-point="5" draw:end-shape="id9" draw:end-glue-point="9" svg:d="m16000 1001c-1498 0-499 500-2000 500" svg:viewBox="0 0 2001 501">
          <text:p/>
        </draw:connector>
        <draw:connector draw:style-name="gr9" draw:text-style-name="P1" draw:layer="layout" draw:type="curve" svg:x1="14cm" svg:y1="2.499cm" svg:x2="16.501cm" svg:y2="1.501cm" draw:start-shape="id9" draw:start-glue-point="10" draw:end-shape="id8" draw:end-glue-point="10" svg:d="m14000 2499c1668 0 2501-332 2501-998" svg:viewBox="0 0 2502 9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roman" style:font-pitch="variable" style:font-charset="x-symbol"/>
    <style:font-face style:name="Arial2" svg:font-family="Arial" style:font-family-generic="swiss" style:font-pitch="variable" style:font-charset="x-symbol"/>
    <style:font-face style:name="BKM-cmtt12" svg:font-family="BKM-cmtt12" style:font-family-generic="swiss" style:font-pitch="variable" style:font-charset="x-symbol"/>
    <style:font-face style:name="BKM-cmtt121" svg:font-family="BKM-cmtt12" style:font-adornments="Fett" style:font-family-generic="swiss" style:font-pitch="variable" style:font-charset="x-symbol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gestrichelt2_20__28_variabel_29_" draw:display-name="gestrichelt2 (variabel)" draw:style="rect" draw:dots1="1" draw:dots1-length="400%" draw:distance="3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nector" style:family="graphic" style:parent-style-name="objectwithoutfill">
      <style:graphic-properties draw:stroke-dash="Dash_20_1" draw:marker-start="Arrow" draw:marker-start-width="0.3cm" draw:marker-end="Arrow" draw:marker-end-width="0.3cm" draw:fill="solid" draw:fill-color="#ffffff" draw:fill-gradient-name="Gradient_20_7" draw:fill-hatch-name="Hatching_20_46" draw:fill-image-name="Bitmape_20_1" draw:fill-image-width="0cm" draw:fill-image-height="0cm" draw:textarea-vertical-align="middle"/>
      <style:paragraph-properties fo:text-align="center"/>
      <style:text-properties fo:font-size="14pt" style:font-size-asian="14pt" style:font-size-complex="14pt"/>
    </style:style>
    <style:style style:name="worker" style:family="graphic" style:parent-style-name="standard">
      <style:graphic-properties draw:stroke="solid" draw:stroke-dash="Dash_20_1" svg:stroke-width="0.05cm" svg:stroke-color="#3465af" draw:marker-start-width="0.275cm" draw:marker-start-center="false" draw:marker-end-width="0.275cm" draw:marker-end-center="false" svg:stroke-opacity="100%" draw:stroke-linejoin="round" svg:stroke-linecap="butt" draw:fill-color="#ffffff" draw:secondary-fill-color="#99ccff" draw:fill-gradient-name="Gradient_20_7" draw:gradient-step-count="0" draw:fill-hatch-name="Hatching_20_4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worker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19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ael Küng</meta:initial-creator>
    <meta:creation-date>2013-09-06T17:22:44.894000000</meta:creation-date>
    <dc:date>2013-09-22T20:18:53.127000000</dc:date>
    <dc:creator>Rafael Küng</dc:creator>
    <meta:editing-duration>PT4M9S</meta:editing-duration>
    <meta:editing-cycles>18</meta:editing-cycles>
    <meta:generator>LibreOffice/4.1.1.2$Windows_x86 LibreOffice_project/7e4286b58adc75a14f6d83f53a03b6c11fa2903</meta:generator>
    <meta:document-statistic meta:object-count="41"/>
  </office:meta>
</office:document-meta>
</file>